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3" style:family="paragraph" style:parent-style-name="List_20_Paragraph">
      <style:paragraph-properties fo:text-align="justify" style:justify-single-word="false"/>
      <style:text-properties fo:color="#000000" style:font-name="Consolas" fo:font-size="10pt" style:font-size-asian="10pt" style:font-name-complex="Consolas1" style:font-size-complex="10pt"/>
    </style:style>
    <style:style style:name="P4" style:family="paragraph" style:parent-style-name="List_20_Paragraph">
      <style:paragraph-properties fo:margin-left="3.8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2" style:font-size-complex="10pt"/>
    </style:style>
    <style:style style:name="P5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6" style:family="paragraph" style:parent-style-name="List_20_Paragraph">
      <style:paragraph-properties fo:margin-left="1.27cm" fo:margin-right="0cm" fo:text-align="justify" style:justify-single-word="false" fo:text-indent="1.27cm" style:auto-text-indent="false"/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List_20_Paragraph" style:list-style-name="WWNum3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9" style:family="paragraph" style:parent-style-name="List_20_Paragraph" style:list-style-name="WWNum3">
      <style:paragraph-properties fo:text-align="justify" style:justify-single-word="false"/>
      <style:text-properties fo:font-size="12pt" officeooo:paragraph-rsid="0025e842" style:font-size-asian="12pt" style:font-name-complex="Calibri1" style:font-size-complex="12pt"/>
    </style:style>
    <style:style style:name="P10" style:family="paragraph" style:parent-style-name="List_20_Paragraph" style:list-style-name="WWNum4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11" style:family="paragraph" style:parent-style-name="List_20_Paragraph" style:list-style-name="WWNum5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font-size="12pt" officeooo:paragraph-rsid="001cdd51" style:font-size-asian="12pt" style:font-name-complex="Calibri1" style:font-size-complex="12pt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fo:font-size="12pt" officeooo:paragraph-rsid="002bd354" style:font-size-asian="12pt" style:font-name-complex="Calibri1" style:font-size-complex="12pt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font-size="12pt" officeooo:paragraph-rsid="0026ef79" style:font-size-asian="12pt" style:font-name-complex="Calibri1" style:font-size-complex="12pt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font-size="12pt" officeooo:paragraph-rsid="0027244f" style:font-size-asian="12pt" style:font-name-complex="Calibri1" style:font-size-complex="12pt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font-size="12pt" officeooo:paragraph-rsid="00284905" style:font-size-asian="12pt" style:font-name-complex="Calibri1" style:font-size-complex="12pt"/>
    </style:style>
    <style:style style:name="P18" style:family="paragraph" style:parent-style-name="List_20_Paragraph" style:list-style-name="WWNum2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19" style:family="paragraph" style:parent-style-name="List_20_Paragraph" style:list-style-name="WWNum7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20" style:family="paragraph" style:parent-style-name="List_20_Paragraph" style:list-style-name="WWNum6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font-size="12pt" officeooo:rsid="001c2e03" officeooo:paragraph-rsid="001c2e03" style:font-size-asian="12pt" style:font-name-complex="Calibri1" style:font-size-complex="12pt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fo:font-size="12pt" officeooo:rsid="001a578d" officeooo:paragraph-rsid="0026ef79" style:font-size-asian="12pt" style:font-name-complex="Calibri1" style:font-size-complex="12pt"/>
    </style:style>
    <style:style style:name="P23" style:family="paragraph" style:parent-style-name="List_20_Paragraph" style:list-style-name="WWNum2">
      <style:paragraph-properties fo:text-align="justify" style:justify-single-word="false"/>
      <style:text-properties fo:font-size="12pt" officeooo:rsid="00284905" officeooo:paragraph-rsid="00284905" style:font-size-asian="12pt" style:font-name-complex="Calibri1" style:font-size-complex="12pt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fo:font-size="12pt" officeooo:rsid="002ac7c7" officeooo:paragraph-rsid="002ac7c7" style:font-size-asian="12pt" style:font-name-complex="Calibri1" style:font-size-complex="12pt"/>
    </style:style>
    <style:style style:name="P25" style:family="paragraph" style:parent-style-name="List_20_Paragraph" style:list-style-name="WWNum3">
      <style:paragraph-properties fo:text-align="justify" style:justify-single-word="false"/>
      <style:text-properties officeooo:paragraph-rsid="0025e842"/>
    </style:style>
    <style:style style:name="P26" style:family="paragraph" style:parent-style-name="List_20_Paragraph" style:list-style-name="WWNum4">
      <style:paragraph-properties fo:text-align="justify" style:justify-single-word="false"/>
    </style:style>
    <style:style style:name="P27" style:family="paragraph" style:parent-style-name="List_20_Paragraph" style:list-style-name="WWNum1">
      <style:paragraph-properties fo:text-align="justify" style:justify-single-word="false"/>
      <style:text-properties officeooo:paragraph-rsid="002cd285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officeooo:paragraph-rsid="002cdff2"/>
    </style:style>
    <style:style style:name="P29" style:family="paragraph" style:parent-style-name="List_20_Paragraph" style:list-style-name="WWNum4">
      <style:paragraph-properties fo:text-align="justify" style:justify-single-word="false"/>
      <style:text-properties fo:color="#984806" fo:font-size="12pt" style:font-size-asian="12pt" style:font-name-complex="Calibri1" style:font-size-complex="12pt"/>
    </style:style>
    <style:style style:name="P30" style:family="paragraph" style:parent-style-name="List_20_Paragraph" style:list-style-name="WWNum5">
      <style:paragraph-properties fo:text-align="justify" style:justify-single-word="false"/>
      <style:text-properties fo:color="#984806" fo:font-size="12pt" style:font-size-asian="12pt" style:font-name-complex="Calibri1" style:font-size-complex="12pt"/>
    </style:style>
    <style:style style:name="P31" style:family="paragraph" style:parent-style-name="List_20_Paragraph" style:list-style-name="WWNum1">
      <style:paragraph-properties fo:text-align="justify" style:justify-single-word="false"/>
      <style:text-properties fo:color="#ff0000" fo:font-size="12pt" fo:font-weight="bold" officeooo:paragraph-rsid="002bd354" style:font-size-asian="12pt" style:font-weight-asian="bold" style:font-name-complex="Calibri1" style:font-size-complex="12pt" style:font-weight-complex="bold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fo:color="#ff0000" fo:font-size="12pt" fo:font-weight="bold" officeooo:rsid="002cd285" officeooo:paragraph-rsid="002cd285" style:font-size-asian="12pt" style:font-weight-asian="bold" style:font-name-complex="Calibri1" style:font-size-complex="12pt" style:font-weight-complex="bold"/>
    </style:style>
    <style:style style:name="P33" style:family="paragraph" style:parent-style-name="List_20_Paragraph" style:list-style-name="WWNum1">
      <style:paragraph-properties fo:text-align="justify" style:justify-single-word="false"/>
      <style:text-properties fo:color="#ff0000" fo:font-size="12pt" fo:font-weight="bold" officeooo:rsid="002f0d5e" officeooo:paragraph-rsid="002f0d5e" style:font-size-asian="12pt" style:font-weight-asian="bold" style:font-name-complex="Calibri1" style:font-size-complex="12pt" style:font-weight-complex="bold"/>
    </style:style>
    <style:style style:name="P34" style:family="paragraph" style:parent-style-name="List_20_Paragraph" style:list-style-name="WWNum1">
      <style:paragraph-properties fo:text-align="justify" style:justify-single-word="false"/>
      <style:text-properties fo:color="#3f7f5f" style:font-name="Monospace" fo:font-size="10pt" officeooo:rsid="002cd285" officeooo:paragraph-rsid="002cd285" style:font-size-asian="10pt" style:font-name-complex="Calibri1" style:font-size-complex="12pt"/>
    </style:style>
    <style:style style:name="P35" style:family="paragraph" style:parent-style-name="List_20_Paragraph" style:list-style-name="WWNum1">
      <style:paragraph-properties fo:text-align="justify" style:justify-single-word="false"/>
      <style:text-properties fo:color="#3f7f5f" style:font-name="Monospace" fo:font-size="10pt" officeooo:paragraph-rsid="002cd285" style:font-size-asian="10pt"/>
    </style:style>
    <style:style style:name="P36" style:family="paragraph" style:parent-style-name="List_20_Paragraph" style:list-style-name="WWNum1">
      <style:paragraph-properties fo:text-align="justify" style:justify-single-word="false"/>
      <style:text-properties fo:color="#000000" style:font-name="Monospace" fo:font-size="10pt" officeooo:paragraph-rsid="002cd285" style:font-size-asian="10pt"/>
    </style:style>
    <style:style style:name="P37" style:family="paragraph" style:parent-style-name="List_20_Paragraph" style:list-style-name="WWNum1">
      <style:paragraph-properties fo:text-align="justify" style:justify-single-word="false"/>
      <style:text-properties fo:color="#000000" style:font-name="Monospace" fo:font-size="10pt" officeooo:paragraph-rsid="002cdff2" style:font-size-asian="10pt"/>
    </style:style>
    <style:style style:name="P38" style:family="paragraph" style:parent-style-name="List_20_Paragraph" style:list-style-name="WWNum1">
      <style:paragraph-properties fo:text-align="justify" style:justify-single-word="false"/>
      <style:text-properties officeooo:paragraph-rsid="00284905" style:font-name-complex="Calibri1"/>
    </style:style>
    <style:style style:name="P39" style:family="paragraph" style:parent-style-name="List_20_Paragraph" style:list-style-name="WWNum1" style:master-page-name="Standard">
      <style:paragraph-properties fo:text-align="justify" style:justify-single-word="false" style:page-number="auto"/>
      <style:text-properties fo:font-size="12pt" style:font-size-asian="12pt" style:font-name-complex="Calibri1" style:font-size-complex="12pt"/>
    </style:style>
    <style:style style:name="T1" style:family="text">
      <style:text-properties fo:font-size="12pt" style:font-size-asian="12pt" style:font-name-complex="Calibri1" style:font-size-complex="12pt"/>
    </style:style>
    <style:style style:name="T2" style:family="text">
      <style:text-properties fo:color="#ff0000"/>
    </style:style>
    <style:style style:name="T3" style:family="text">
      <style:text-properties fo:color="#ff0000" style:font-name="Consolas" style:font-name-complex="Consolas1"/>
    </style:style>
    <style:style style:name="T4" style:family="text">
      <style:text-properties fo:color="#ff0000" fo:font-size="12pt" fo:font-weight="bold" style:font-size-asian="12pt" style:font-weight-asian="bold" style:font-name-complex="Calibri1" style:font-size-complex="12pt"/>
    </style:style>
    <style:style style:name="T5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000000" style:font-name="Consolas" fo:font-size="10pt" style:font-size-asian="10pt" style:font-name-complex="Consolas1" style:font-size-complex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76923c" style:font-name="Consolas" fo:font-size="10pt" style:font-size-asian="10pt" style:font-name-complex="Consolas1" style:font-size-complex="10pt"/>
    </style:style>
    <style:style style:name="T11" style:family="text">
      <style:text-properties fo:color="#6a3e3e" style:font-name="Consolas" fo:font-size="10pt" style:font-size-asian="10pt" style:font-name-complex="Consolas1" style:font-size-complex="10pt"/>
    </style:style>
    <style:style style:name="T12" style:family="text">
      <style:text-properties fo:color="#6a3e3e" style:font-name="Monospace" fo:font-size="10pt" style:font-size-asian="10pt"/>
    </style:style>
    <style:style style:name="T13" style:family="text">
      <style:text-properties officeooo:rsid="001dfdb8"/>
    </style:style>
    <style:style style:name="T14" style:family="text">
      <style:text-properties officeooo:rsid="0023fb0f"/>
    </style:style>
    <style:style style:name="T15" style:family="text">
      <style:text-properties officeooo:rsid="0029de8b"/>
    </style:style>
    <style:style style:name="T1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officeooo:rsid="002d3f59"/>
    </style:style>
    <style:style style:name="T19" style:family="text">
      <style:text-properties fo:font-size="9pt" fo:font-weight="bold" officeooo:rsid="0782decf" style:font-size-asian="9pt" style:font-weight-asian="bold" style:font-size-complex="9pt" style:font-weight-complex="bold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fo:font-weight="bold" officeooo:rsid="0782decf" style:font-size-asian="11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28108866477336601" text:style-name="WWNum1">
        <text:list-item>
          <text:p text:style-name="P39">Comments (What, Why, How):</text:p>
        </text:list-item>
      </text:list>
      <text:list xml:id="list6059358249814994835" text:style-name="WWNum3">
        <text:list-item>
          <text:p text:style-name="P8">Use /**&lt;Enter&gt; over any class or method in eclipse to write the comments,</text:p>
        </text:list-item>
        <text:list-item>
          <text:p text:style-name="P25"><text:span text:style-name="T1">Use following for interface: In</text:span>terface documentation has two audiences: callers and implementers. You need to be clear about what <text:span text:style-name="Emphasis">both</text:span> sides can expect and how they should behave.</text:p>
          <text:p text:style-name="P9">All comments like in class in interface declaration and all comments like in methods the methods declaration. It is actually the skeleton of the class.</text:p>
        </text:list-item>
        <text:list-item>
          <text:p text:style-name="P9">Use following for class:</text:p>
        </text:list-item>
      </text:list>
      <text:list xml:id="list583451516563156340" text:style-name="WWNum4">
        <text:list-item>
          <text:p text:style-name="P10">What the class does,</text:p>
        </text:list-item>
        <text:list-item>
          <text:p text:style-name="P10">Why is this class written,</text:p>
        </text:list-item>
        <text:list-item>
          <text:p text:style-name="P26"><text:span text:style-name="T1">Anything which is going to be repeated for all methods or members, for example: </text:span>If all <text:span text:style-name="HTML_20_Typewriter">null</text:span> object parameters passed to class methods cause a <text:span text:style-name="HTML_20_Typewriter">NullPointerException</text:span>, then it's acceptable to state this once in the class javadoc comment, instead of repeating it for every method:</text:p>
        </text:list-item>
      </text:list>
      <text:p text:style-name="P4"/>
      <text:p text:style-name="P4">import java.io.*;</text:p>
      <text:p text:style-name="P4"/>
      <text:p text:style-name="P4">/**</text:p>
      <text:p text:style-name="P4">* @author ExampleWriter</text:p>
      <text:p text:style-name="P4">*</text:p>
      <text:p text:style-name="P4">* If a null object parameter is passed to any method, then * a &lt;tt&gt;NullPointerException&lt;/tt&gt; will be thrown.</text:p>
      <text:p text:style-name="P4">*/</text:p>
      <text:p text:style-name="P4">public final class WriteTextFile {</text:p>
      <text:p text:style-name="P4">...</text:p>
      <text:p text:style-name="P4">}</text:p>
      <text:list xml:id="list171217340727054" text:continue-numbering="true" text:style-name="WWNum4">
        <text:list-item>
          <text:p text:style-name="P10">@author,</text:p>
        </text:list-item>
        <text:list-item>
          <text:p text:style-name="P29">@since,</text:p>
        </text:list-item>
      </text:list>
      <text:list xml:id="list171217858543679" text:continue-list="list6059358249814994835" text:style-name="WWNum3">
        <text:list-item>
          <text:p text:style-name="P8">Use following for method:</text:p>
        </text:list-item>
      </text:list>
      <text:list xml:id="list7730640570819897497" text:style-name="WWNum5">
        <text:list-item>
          <text:p text:style-name="P11">What the method does,</text:p>
        </text:list-item>
        <text:list-item>
          <text:p text:style-name="P11">Why is this method written,</text:p>
        </text:list-item>
        <text:list-item>
          <text:p text:style-name="P11">@author (if different from the author of the class),</text:p>
        </text:list-item>
        <text:list-item>
          <text:p text:style-name="P11">@param,</text:p>
        </text:list-item>
        <text:list-item>
          <text:p text:style-name="P11">@return,</text:p>
        </text:list-item>
        <text:list-item>
          <text:p text:style-name="P11">@throws,</text:p>
        </text:list-item>
        <text:list-item>
          <text:p text:style-name="P11">@exception,</text:p>
        </text:list-item>
        <text:list-item>
          <text:p text:style-name="P11">@deprecated,</text:p>
        </text:list-item>
        <text:list-item>
          <text:p text:style-name="P11">@inheritDoc in case of override,</text:p>
        </text:list-item>
        <text:list-item>
          <text:p text:style-name="P30">@see,</text:p>
        </text:list-item>
        <text:list-item>
          <text:p text:style-name="P30">@link,</text:p>
        </text:list-item>
        <text:list-item>
          <text:p text:style-name="P30">@code,</text:p>
        </text:list-item>
        <text:list-item>
          <text:p text:style-name="P30">@since,</text:p>
        </text:list-item>
      </text:list>
      <text:list xml:id="list171216789788363" text:continue-list="list4228108866477336601" text:style-name="WWNum1">
        <text:list-item>
          <text:p text:style-name="P12"><text:soft-page-break/>Proper naming of variables and methods (suppose that there are no comments in code),</text:p>
        </text:list-item>
        <text:list-item>
          <text:p text:style-name="P12">Proper indentation,</text:p>
        </text:list-item>
        <text:list-item>
          <text:p text:style-name="P12">Minimum number of public data member (try to keep it up to zero) and public methods in a class,</text:p>
        </text:list-item>
        <text:list-item>
          <text:p text:style-name="P21">Always use logger,</text:p>
          <text:p text:style-name="P13">In general, <text:span text:style-name="Strong_20_Emphasis">at the top of every </text:span><text:span text:style-name="Strong_20_Emphasis"><text:span text:style-name="T13">important class (which requires logging facility)</text:span></text:span>, you should have:</text:p>
          <text:p text:style-name="P13"><text:span text:style-name="Source_20_Text"><text:span text:style-name="T2">private static final Logger LOGGER = Logger.getLogger( ClassName.class.getName() );</text:span></text:span></text:p>
          <text:p text:style-name="P13"><text:span text:style-name="Source_20_Text">Then, you can just use various facilities of the </text:span><text:a xlink:type="simple" xlink:href="http://docs.oracle.com/javase/7/docs/api/java/util/logging/Logger.html" text:style-name="Internet_20_link" text:visited-style-name="Visited_20_Internet_20_Link"><text:span text:style-name="Source_20_Text">Logger</text:span></text:a><text:span text:style-name="Source_20_Text"> class.</text:span></text:p>
        </text:list-item>
        <text:list-item>
          <text:p text:style-name="P31">Always log exception messages for debugging purposes.</text:p>
        </text:list-item>
        <text:list-item>
          <text:p text:style-name="P33">Always try to use parallelStream() for iterating and finding something from a list, (See<text:span text:style-name="T20"> </text:span><text:span text:style-name="Strong_20_Emphasis"><text:span text:style-name="T21">Java8StreamAPI project.</text:span></text:span>)</text:p>
        </text:list-item>
        <text:list-item>
          <text:p text:style-name="P32">Always <text:span text:style-name="T18">try to </text:span>use the following for multi-threaded program:</text:p>
          <text:p text:style-name="P34">/*</text:p>
          <text:p text:style-name="P35"><text:s/>* setDefaultUncaughtExceptionHandler method sets the default handler</text:p>
          <text:p text:style-name="P35"><text:s/>* which is called when a thread terminates due to an</text:p>
          <text:p text:style-name="P35"><text:s/>* uncaught unchecked(runtime) exception generated in run() method.</text:p>
          <text:p text:style-name="P35"><text:s/>*/</text:p>
          <text:p text:style-name="P27"><text:span text:style-name="T8">Thread.</text:span><text:span text:style-name="T9">setDefaultUncaughtExceptionHandler</text:span><text:span text:style-name="T8">(</text:span><text:span text:style-name="T6">new</text:span></text:p>
          <text:p text:style-name="P36"><text:s text:c="4"/>Thread.UncaughtExceptionHandler(){</text:p>
          <text:p text:style-name="P28"><text:span text:style-name="T6"><text:s text:c="7"/>public</text:span><text:span text:style-name="T8"> </text:span><text:span text:style-name="T6">void</text:span><text:span text:style-name="T8"> uncaughtException(Thread </text:span><text:span text:style-name="T12">thread</text:span><text:span text:style-name="T8">, </text:span></text:p>
          <text:p text:style-name="P28"><text:span text:style-name="T8"><text:s text:c="37"/>Throwable </text:span><text:span text:style-name="T12">throwable</text:span><text:span text:style-name="T8">) {</text:span></text:p>
          <text:p text:style-name="P28"><text:span text:style-name="T8"><text:s text:c="11"/>System.</text:span><text:span text:style-name="T16">out</text:span><text:span text:style-name="T8">.println(</text:span><text:span text:style-name="T12">thread</text:span><text:span text:style-name="T8">.getName() </text:span></text:p>
          <text:p text:style-name="P28"><text:span text:style-name="T8"><text:s text:c="30"/>+ </text:span><text:span text:style-name="T17">" has thrown "</text:span><text:span text:style-name="T8"> </text:span></text:p>
          <text:p text:style-name="P28"><text:span text:style-name="T8"><text:s text:c="30"/>+ </text:span><text:span text:style-name="T12">throwable</text:span><text:span text:style-name="T8">);</text:span></text:p>
          <text:list>
            <text:list-header>
              <text:p text:style-name="P37"><text:s/>}</text:p>
            </text:list-header>
          </text:list>
          <text:p text:style-name="P36">});</text:p>
        </text:list-item>
        <text:list-item>
          <text:p text:style-name="P14">Always use try-with-resource for file streams in place of older techniques,</text:p>
        </text:list-item>
        <text:list-item>
          <text:p text:style-name="P12">NEVER use raw-type where you can avoid it, as it compr<text:span text:style-name="T14">omi</text:span>ses type-safety,</text:p>
        </text:list-item>
        <text:list-item>
          <text:p text:style-name="P15">Try to use addShutdownHook(),</text:p>
        </text:list-item>
        <text:list-item>
          <text:p text:style-name="P22">Try to use predefined <text:span text:style-name="T15">functional interfaces</text:span> (particularly Predicate),</text:p>
        </text:list-item>
        <text:list-item>
          <text:p text:style-name="P12">Always try to implement a method in such a way, so that it can be reused by passing some other similar behavior:</text:p>
        </text:list-item>
      </text:list>
      <text:p text:style-name="P2">For example see the following method:</text:p>
      <text:p text:style-name="P1"><text:span text:style-name="T5">public</text:span><text:span text:style-name="T7"> </text:span><text:span text:style-name="T5">int</text:span><text:span text:style-name="T7"> sumAll(List&lt;Integer&gt; numbers, Predicate&lt;Integer&gt; p) {</text:span></text:p>
      <text:p text:style-name="P1"><text:span text:style-name="T7"><text:s text:c="4"/></text:span><text:span text:style-name="T5">int</text:span><text:span text:style-name="T7"> total = 0;</text:span></text:p>
      <text:p text:style-name="P1"><text:span text:style-name="T7"><text:s text:c="4"/></text:span><text:span text:style-name="T5">for</text:span><text:span text:style-name="T7"> (</text:span><text:span text:style-name="T5">int</text:span><text:span text:style-name="T7"> number : numbers) {</text:span></text:p>
      <text:p text:style-name="P1"><text:span text:style-name="T7"><text:s text:c="8"/></text:span><text:span text:style-name="T5">if</text:span><text:span text:style-name="T7"> (p.test(number)) {</text:span></text:p>
      <text:p text:style-name="P3"><text:s text:c="12"/>total += number;</text:p>
      <text:p text:style-name="P3"><text:s text:c="8"/>}</text:p>
      <text:p text:style-name="P3"><text:s text:c="4"/>}</text:p>
      <text:p text:style-name="P1"><text:span text:style-name="T7"><text:s text:c="4"/></text:span><text:span text:style-name="T5">return</text:span><text:span text:style-name="T7"> total;</text:span></text:p>
      <text:p text:style-name="P3"><text:soft-page-break/>}</text:p>
      <text:p text:style-name="P2">This method can be called as following:</text:p>
      <text:p text:style-name="P1"><text:span text:style-name="T7">sumAll(numbers, n -&gt; </text:span><text:span text:style-name="T5">true</text:span><text:span text:style-name="T7">); </text:span><text:span text:style-name="T10">// gives the sum of all elements</text:span></text:p>
      <text:p text:style-name="P1"><text:span text:style-name="T7">sumAll(numbers, n -&gt; n % 2 == 0); </text:span><text:span text:style-name="T10">// gives the sum of only even elements</text:span></text:p>
      <text:p text:style-name="P1"><text:span text:style-name="T7">sumAll(numbers, n -&gt; n &gt; 3); </text:span><text:span text:style-name="T10">// gives the sum of all elements &gt; 3</text:span></text:p>
      <text:p text:style-name="P1"><text:span text:style-name="T4">Always think if a method can be implemented like this. </text:span><text:span text:style-name="T1">This reduces code duplication.</text:span></text:p>
      <text:list xml:id="list171217408648890" text:continue-numbering="true" text:style-name="WWNum1">
        <text:list-item>
          <text:p text:style-name="P12">Use comparable interface and compareTo() method or any similar method with method reference wherever required,</text:p>
        </text:list-item>
        <text:list-item>
          <text:p text:style-name="P12">Always iterate Java Collections internally by using,</text:p>
        </text:list-item>
      </text:list>
      <text:p text:style-name="P1"><text:span text:style-name="cm-variable"><text:span text:style-name="T3">List</text:span></text:span><text:span text:style-name="cm-operator"><text:span text:style-name="T3">&lt;</text:span></text:span><text:span text:style-name="cm-variable-3"><text:span text:style-name="T3">Integer</text:span></text:span><text:span text:style-name="cm-operator"><text:span text:style-name="T3">&gt;</text:span></text:span><text:span text:style-name="T3"> </text:span><text:span text:style-name="cm-variable"><text:span text:style-name="T3">numbers</text:span></text:span><text:span text:style-name="T3"> </text:span><text:span text:style-name="cm-operator"><text:span text:style-name="T3">=</text:span></text:span><text:span text:style-name="T3"> </text:span><text:span text:style-name="cm-variable"><text:span text:style-name="T3">Arrays</text:span></text:span><text:span text:style-name="T3">.</text:span><text:span text:style-name="cm-variable"><text:span text:style-name="T3">asList</text:span></text:span><text:span text:style-name="T3">(</text:span><text:span text:style-name="cm-number"><text:span text:style-name="T3">1</text:span></text:span><text:span text:style-name="T3">, </text:span><text:span text:style-name="cm-number"><text:span text:style-name="T3">2</text:span></text:span><text:span text:style-name="T3">, </text:span><text:span text:style-name="cm-number"><text:span text:style-name="T3">3</text:span></text:span><text:span text:style-name="T3">, </text:span><text:span text:style-name="cm-number"><text:span text:style-name="T3">4</text:span></text:span><text:span text:style-name="T3">, </text:span><text:span text:style-name="cm-number"><text:span text:style-name="T3">5</text:span></text:span><text:span text:style-name="T3">, </text:span><text:span text:style-name="cm-number"><text:span text:style-name="T3">6</text:span></text:span><text:span text:style-name="T3">);</text:span></text:p>
      <text:p text:style-name="P1"><text:span text:style-name="cm-variable"><text:span text:style-name="T3">numbers</text:span></text:span><text:span text:style-name="T3">.</text:span><text:span text:style-name="cm-variable"><text:span text:style-name="T3">forEach</text:span></text:span><text:span text:style-name="T3">(</text:span><text:span text:style-name="cm-variable"><text:span text:style-name="T3">System</text:span></text:span><text:span text:style-name="T3">.</text:span><text:span text:style-name="cm-variable"><text:span text:style-name="T3">out</text:span></text:span><text:span text:style-name="T3">::</text:span><text:span text:style-name="cm-variable"><text:span text:style-name="T3">println</text:span></text:span><text:span text:style-name="T3">);</text:span></text:p>
      <text:p text:style-name="P2">For complex objects:</text:p>
      <text:p text:style-name="P1"><text:span text:style-name="T5">public</text:span><text:span text:style-name="T7"> </text:span><text:span text:style-name="T5">static</text:span><text:span text:style-name="T7"> </text:span><text:span text:style-name="T5">void</text:span><text:span text:style-name="T7"> main(String[] </text:span><text:span text:style-name="T11">args</text:span><text:span text:style-name="T7">) {</text:span></text:p>
      <text:p text:style-name="P5"><text:span text:style-name="cm-variable"><text:span text:style-name="T3">List</text:span></text:span><text:span text:style-name="cm-operator"><text:span text:style-name="T3">&lt;</text:span></text:span><text:span text:style-name="cm-variable-3"><text:span text:style-name="T3">Items</text:span></text:span><text:span text:style-name="cm-operator"><text:span text:style-name="T3">&gt;</text:span></text:span><text:span text:style-name="T3"> </text:span><text:span text:style-name="cm-variable"><text:span text:style-name="T3">items</text:span></text:span><text:span text:style-name="T3"> </text:span><text:span text:style-name="cm-operator"><text:span text:style-name="T3">=</text:span></text:span><text:span text:style-name="T3"> </text:span><text:span text:style-name="cm-variable"><text:span text:style-name="T3">Arrays</text:span></text:span><text:span text:style-name="T3">.</text:span><text:span text:style-name="cm-variable"><text:span text:style-name="T3">asList</text:span></text:span><text:span text:style-name="T3">(</text:span><text:span text:style-name="cm-number"><text:span text:style-name="T3">ob1, ob2, ob3</text:span></text:span><text:span text:style-name="T3">);</text:span></text:p>
      <text:p text:style-name="P5"><text:span text:style-name="T3">items.</text:span><text:span text:style-name="cm-variable"><text:span text:style-name="T3">forEach</text:span></text:span><text:span text:style-name="T3">(</text:span><text:span text:style-name="cm-variable"><text:span text:style-name="T3">MainClass::printItemInfo</text:span></text:span><text:span text:style-name="T3">);</text:span></text:p>
      <text:p text:style-name="P3">}</text:p>
      <text:p text:style-name="P1"><text:span text:style-name="T5">static</text:span><text:span text:style-name="T7"> </text:span><text:span text:style-name="T5">void</text:span><text:span text:style-name="T7"> printItemInfo (Item </text:span><text:span text:style-name="T11">item</text:span><text:span text:style-name="T7">) {</text:span></text:p>
      <text:p text:style-name="P6">...</text:p>
      <text:p text:style-name="P3">}</text:p>
      <text:list xml:id="list171218351436491" text:continue-numbering="true" text:style-name="WWNum1">
        <text:list-item>
          <text:p text:style-name="P12">Try to use inheritance in classes,</text:p>
        </text:list-item>
        <text:list-item>
          <text:p text:style-name="P12">@override annotation in the subclass’s method,</text:p>
        </text:list-item>
        <text:list-item>
          <text:p text:style-name="P12">Try to use interface</text:p>
        </text:list-item>
        <text:list-item>
          <text:p text:style-name="P12">Try to use inheritance in interfaces,</text:p>
        </text:list-item>
        <text:list-item>
          <text:p text:style-name="P12">Show polymorphism wisely,</text:p>
        </text:list-item>
        <text:list-item>
          <text:p text:style-name="P12">Must consider all the failure conditions and boundary conditions and use try-catch,</text:p>
        </text:list-item>
        <text:list-item>
          <text:p text:style-name="P12">try to always use finally,</text:p>
        </text:list-item>
        <text:list-item>
          <text:p text:style-name="P12">multi-catch,</text:p>
        </text:list-item>
        <text:list-item>
          <text:p text:style-name="P12">Try to create your own exception subclass if required. Override toString() method defined by Throwable class for cleaner output.</text:p>
        </text:list-item>
        <text:list-item>
          <text:p text:style-name="P12">Show the cause of exception also by using the concept of chained exception.</text:p>
        </text:list-item>
        <text:list-item>
          <text:p text:style-name="P16">log extra information to a file from a catch block or any other place,</text:p>
        </text:list-item>
        <text:list-item>
          <text:p text:style-name="P38">When done with a file, must close it.</text:p>
        </text:list-item>
        <text:list-item>
          <text:p text:style-name="P17">Information that can be logged in any file:</text:p>
        </text:list-item>
      </text:list>
      <text:list xml:id="list327568132865398718" text:style-name="WWNum2">
        <text:list-item>
          <text:p text:style-name="P18">Current time,</text:p>
        </text:list-item>
        <text:list-item>
          <text:p text:style-name="P23">Class,</text:p>
        </text:list-item>
        <text:list-item>
          <text:p text:style-name="P18">Current thread,</text:p>
        </text:list-item>
        <text:list-item>
          <text:p text:style-name="P18">Any type of exception,</text:p>
        </text:list-item>
      </text:list>
      <text:list xml:id="list171216646572695" text:continue-list="list171218351436491" text:style-name="WWNum1">
        <text:list-item>
          <text:p text:style-name="P12">Try to use multithreading if possible and try to use the following:</text:p>
        </text:list-item>
      </text:list>
      <text:list xml:id="list8988296386583643944" text:style-name="WWNum7">
        <text:list-item>
          <text:p text:style-name="P19">volatile keyword (if required) with the variable which is being shared between multiple threads,</text:p>
        </text:list-item>
      </text:list>
      <text:list xml:id="list171217745508340" text:continue-list="list171216646572695" text:style-name="WWNum1">
        <text:list-item>
          <text:p text:style-name="P12">Try to use generics having:</text:p>
        </text:list-item>
      </text:list>
      <text:list xml:id="list1368388250494418424" text:style-name="WWNum6">
        <text:list-item>
          <text:p text:style-name="P20">bounded types with extends,</text:p>
        </text:list-item>
        <text:list-item>
          <text:p text:style-name="P20">bounded wildcard arguments with extends and super,</text:p>
        </text:list-item>
        <text:list-item>
          <text:p text:style-name="P20"><text:soft-page-break/>try to use generic interfaces,</text:p>
        </text:list-item>
        <text:list-item>
          <text:p text:style-name="P20">try to use generics in class hierarchies,</text:p>
        </text:list-item>
      </text:list>
      <text:list xml:id="list171217246601882" text:continue-list="list171217745508340" text:style-name="WWNum1">
        <text:list-item>
          <text:p text:style-name="P24">Try to use null object pattern instead of returning null,</text:p>
        </text:list-item>
        <text:list-item>
          <text:p text:style-name="P24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eyword" style:family="text" style:parent-style-name="Default_20_Paragraph_20_Font"/>
    <style:style style:name="comment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9pt" fo:font-weight="bold" style:font-size-asian="9pt" style:font-weight-asian="bold" style:font-name-complex="DINMittelEFOP-Bold" style:font-family-complex="DINMittelEFOP-Bold" style:font-family-generic-complex="system" style:font-pitch-complex="variable"/>
    </style:style>
    <style:style style:name="ListLabel_20_2" style:display-name="ListLabel 2" style:family="text">
      <style:text-properties fo:font-size="9pt" fo:font-weight="bold" style:font-size-asian="9pt" style:font-weight-asian="bold" style:font-name-complex="DINMittelEFOP-Bold" style:font-family-complex="DINMittelEFOP-Bold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2pt" fo:font-weight="bold" style:font-size-asian="12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2pt" fo:font-weight="bold" style:font-size-asian="12pt" style:font-weight-asian="bold"/>
    </style:style>
    <style:style style:name="ListLabel_20_29" style:display-name="ListLabel 2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2pt" fo:font-weight="bold" style:font-size-asian="12pt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05:18:00</meta:creation-date>
    <meta:initial-creator>SONU</meta:initial-creator>
    <dc:language>en-IN</dc:language>
    <dc:date>2017-05-14T17:12:16.196449319</dc:date>
    <meta:editing-cycles>232</meta:editing-cycles>
    <meta:editing-duration>P1DT5H33M39S</meta:editing-duration>
    <meta:generator>LibreOffice/5.1.6.2$Linux_X86_64 LibreOffice_project/10m0$Build-2</meta:generator>
    <meta:document-statistic meta:table-count="0" meta:image-count="0" meta:object-count="0" meta:page-count="4" meta:paragraph-count="115" meta:word-count="804" meta:character-count="5033" meta:non-whitespace-character-count="4235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